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" svg:font-family="Courier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text-properties style:font-name="Arial" fo:font-size="10pt" officeooo:paragraph-rsid="000de885" style:font-size-asian="10pt" style:font-name-complex="Arial" style:font-size-complex="10pt"/>
    </style:style>
    <style:style style:name="P3" style:family="paragraph" style:parent-style-name="Standard">
      <style:text-properties style:font-name="Arial" fo:font-size="10pt" officeooo:paragraph-rsid="000f72bf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officeooo:paragraph-rsid="0010c6db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officeooo:rsid="0010c6db" officeooo:paragraph-rsid="0010c6db" style:font-size-asian="10pt" style:font-name-complex="Arial" style:font-size-complex="10pt"/>
    </style:style>
    <style:style style:name="P6" style:family="paragraph" style:parent-style-name="Standard">
      <style:text-properties style:font-name="Arial" fo:font-size="10pt" officeooo:paragraph-rsid="0023d05d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officeooo:paragraph-rsid="0031f3c8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officeooo:rsid="000aae17" officeooo:paragraph-rsid="000aae17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text-properties style:font-name="Arial" fo:font-size="10pt" officeooo:paragraph-rsid="003eaed2" style:font-size-asian="10pt" style:font-name-complex="Arial" style:font-size-complex="10pt"/>
    </style:style>
    <style:style style:name="P11" style:family="paragraph" style:parent-style-name="Standard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2" style:family="paragraph" style:parent-style-name="Standard">
      <style:text-properties style:font-name="Arial" fo:font-size="14pt" fo:font-weight="bold" officeooo:rsid="0010c6db" officeooo:paragraph-rsid="0010c6db" style:font-size-asian="14pt" style:font-weight-asian="bold" style:font-name-complex="Arial" style:font-size-complex="14pt" style:font-weight-complex="bold"/>
    </style:style>
    <style:style style:name="P13" style:family="paragraph" style:parent-style-name="Standard">
      <style:text-properties style:font-name="Arial" fo:font-size="14pt" fo:font-weight="bold" officeooo:rsid="0040778f" officeooo:paragraph-rsid="0040778f" style:font-size-asian="14pt" style:font-weight-asian="bold" style:font-name-complex="Arial" style:font-size-complex="14pt" style:font-weight-complex="bold"/>
    </style:style>
    <style:style style:name="P14" style:family="paragraph" style:parent-style-name="Standard">
      <style:text-properties style:font-name="Arial" fo:font-size="14pt" fo:font-weight="bold" officeooo:paragraph-rsid="000de885" style:font-size-asian="14pt" style:font-weight-asian="bold" style:font-name-complex="Arial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paragraph-rsid="0033e478"/>
    </style:style>
    <style:style style:name="P16" style:family="paragraph" style:parent-style-name="Standard">
      <style:text-properties style:font-name="Courier" fo:font-size="10pt" officeooo:rsid="003eaed2" officeooo:paragraph-rsid="003eaed2" style:font-size-asian="10pt" style:font-name-complex="Arial" style:font-size-complex="10pt"/>
    </style:style>
    <style:style style:name="P17" style:family="paragraph" style:parent-style-name="Standard">
      <style:text-properties style:font-name="Courier" fo:font-size="10pt" officeooo:paragraph-rsid="003eaed2" style:font-size-asian="10pt" style:font-name-complex="Arial" style:font-size-complex="10pt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officeooo:rsid="000aae17" officeooo:paragraph-rsid="000aae17" style:font-size-asian="16pt" style:font-weight-asian="bold" style:font-name-complex="Arial" style:font-size-complex="16pt" style:font-weight-complex="bold"/>
    </style:style>
    <style:style style:name="P19" style:family="paragraph" style:parent-style-name="Standard">
      <style:text-properties style:font-name="Arial" fo:font-size="10pt" fo:font-style="normal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P20" style:family="paragraph" style:parent-style-name="Standard">
      <style:text-properties style:font-name="Arial" fo:font-size="10pt" fo:font-style="normal" fo:font-weight="bold" officeooo:paragraph-rsid="0031f3c8" style:font-size-asian="10pt" style:font-style-asian="normal" style:font-weight-asian="bold" style:font-name-complex="Arial" style:font-size-complex="10pt" style:font-style-complex="normal" style:font-weight-complex="bold"/>
    </style:style>
    <style:style style:name="P21" style:family="paragraph" style:parent-style-name="Standard">
      <style:text-properties style:font-name="Arial" fo:font-size="10pt" fo:font-style="normal" fo:font-weight="bold" officeooo:rsid="003a050a" officeooo:paragraph-rsid="003a050a" style:font-size-asian="10pt" style:font-style-asian="normal" style:font-weight-asian="bold" style:font-name-complex="Arial" style:font-size-complex="10pt" style:font-style-complex="normal" style:font-weight-complex="bold"/>
    </style:style>
    <style:style style:name="P22" style:family="paragraph" style:parent-style-name="Standard">
      <style:text-properties style:font-name="Arial" fo:font-size="10pt" fo:font-style="normal" officeooo:paragraph-rsid="0031f3c8" style:font-size-asian="10pt" style:font-style-asian="normal" style:font-name-complex="Arial" style:font-size-complex="10pt" style:font-style-complex="normal"/>
    </style:style>
    <style:style style:name="P23" style:family="paragraph" style:parent-style-name="Standard">
      <style:text-properties style:font-name="Arial" fo:font-size="10pt" officeooo:paragraph-rsid="0023d05d" style:font-size-asian="10pt" style:font-name-complex="Arial" style:font-size-complex="10pt"/>
    </style:style>
    <style:style style:name="P24" style:family="paragraph" style:parent-style-name="Standard">
      <style:text-properties style:font-name="Arial" fo:font-size="10pt" officeooo:rsid="000c1fcd" officeooo:paragraph-rsid="0043913f" style:font-size-asian="10pt" style:font-name-complex="Arial" style:font-size-complex="10pt"/>
    </style:style>
    <style:style style:name="P25" style:family="paragraph" style:parent-style-name="Standard">
      <style:text-properties style:font-name="Arial" fo:font-size="10pt" officeooo:paragraph-rsid="003eaed2" style:font-size-asian="8.75pt" style:font-name-complex="Arial" style:font-size-complex="10pt"/>
    </style:style>
    <style:style style:name="P26" style:family="paragraph" style:parent-style-name="Standard">
      <style:text-properties fo:font-style="normal" officeooo:paragraph-rsid="0031f3c8" style:font-style-asian="normal" style:font-style-complex="normal"/>
    </style:style>
    <style:style style:name="P27" style:family="paragraph" style:parent-style-name="Standard">
      <style:text-properties fo:font-style="normal" officeooo:paragraph-rsid="0043913f" style:font-style-asian="normal" style:font-style-complex="normal"/>
    </style:style>
    <style:style style:name="P28" style:family="paragraph" style:parent-style-name="Standard">
      <style:paragraph-properties fo:margin-left="1.4819in" fo:margin-right="0in" fo:text-indent="0in" style:auto-text-indent="false"/>
      <style:text-properties style:font-name="Arial" fo:font-size="10pt" fo:font-style="normal" officeooo:rsid="000d2828" officeooo:paragraph-rsid="0031f3c8" style:font-size-asian="10pt" style:font-style-asian="normal" style:font-name-complex="Arial" style:font-size-complex="10pt" style:font-style-complex="normal"/>
    </style:style>
    <style:style style:name="P29" style:family="paragraph" style:parent-style-name="Standard">
      <style:paragraph-properties fo:margin-left="1.4819in" fo:margin-right="0in" fo:text-indent="0in" style:auto-text-indent="false"/>
      <style:text-properties style:font-name="Arial" fo:font-size="10pt" fo:font-style="normal" officeooo:rsid="0010c6db" officeooo:paragraph-rsid="0031f3c8" style:font-size-asian="10pt" style:font-style-asian="normal" style:font-name-complex="Arial" style:font-size-complex="10pt" style:font-style-complex="normal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Arial" fo:font-size="10pt" fo:font-style="normal" officeooo:paragraph-rsid="000aae17" style:font-size-asian="10pt" style:font-style-asian="normal" style:font-name-complex="Arial" style:font-size-complex="10pt" style:font-style-complex="normal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officeooo:rsid="000aae17" style:font-size-asian="10pt" style:font-name-complex="Arial" style:font-size-complex="10pt"/>
    </style:style>
    <style:style style:name="T3" style:family="text">
      <style:text-properties style:font-name="Arial" fo:font-size="10pt" officeooo:rsid="0033a778" style:font-size-asian="10pt" style:font-name-complex="Arial" style:font-size-complex="10pt"/>
    </style:style>
    <style:style style:name="T4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font-name="Arial" fo:font-size="10pt" fo:font-weight="normal" officeooo:rsid="000aae17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font-weight="bold" officeooo:rsid="000c1fc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font-weight="bold" officeooo:rsid="000b4611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font-weight="bold" officeooo:rsid="002fff22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11" style:family="text">
      <style:text-properties style:font-name="Arial" fo:font-size="10pt" fo:font-style="italic" fo:font-weight="bold" officeooo:rsid="000c1fcd" style:font-size-asian="10pt" style:font-style-asian="italic" style:font-weight-asian="bold" style:font-name-complex="Arial" style:font-size-complex="10pt" style:font-style-complex="italic" style:font-weight-complex="bold"/>
    </style:style>
    <style:style style:name="T12" style:family="text">
      <style:text-properties style:font-name="Arial" fo:font-size="10pt" fo:font-style="italic" fo:font-weight="bold" officeooo:rsid="002fff22" style:font-size-asian="10pt" style:font-style-asian="italic" style:font-weight-asian="bold" style:font-name-complex="Arial" style:font-size-complex="10pt" style:font-style-complex="italic" style:font-weight-complex="bold"/>
    </style:style>
    <style:style style:name="T13" style:family="text">
      <style:text-properties style:font-name="Arial" fo:font-size="10pt" fo:font-style="italic" fo:font-weight="bold" officeooo:rsid="000b4611" style:font-size-asian="10pt" style:font-style-asian="italic" style:font-weight-asian="bold" style:font-name-complex="Arial" style:font-size-complex="10pt" style:font-style-complex="italic" style:font-weight-complex="bold"/>
    </style:style>
    <style:style style:name="T14" style:family="text">
      <style:text-properties style:font-name="Arial" fo:font-size="10pt" style:text-underline-style="none" officeooo:rsid="00140365" style:font-size-asian="10pt" style:font-name-complex="Arial" style:font-size-complex="10pt"/>
    </style:style>
    <style:style style:name="T15" style:family="text">
      <style:text-properties officeooo:rsid="000aae17"/>
    </style:style>
    <style:style style:name="T16" style:family="text">
      <style:text-properties fo:font-variant="normal" fo:text-transform="none" fo:color="#252525" fo:letter-spacing="normal"/>
    </style:style>
    <style:style style:name="T17" style:family="text">
      <style:text-properties fo:font-variant="normal" fo:text-transform="none" fo:color="#252525" fo:letter-spacing="normal" fo:font-style="italic" style:font-style-asian="italic" style:font-style-complex="italic"/>
    </style:style>
    <style:style style:name="T18" style:family="text">
      <style:text-properties fo:font-variant="normal" fo:text-transform="none" fo:color="#252525" style:font-name="Arial" fo:font-size="10pt" fo:letter-spacing="normal" fo:font-weight="bold" officeooo:rsid="000c1fcd" style:font-size-asian="10pt" style:font-weight-asian="bold" style:font-name-complex="Arial" style:font-size-complex="10pt" style:font-weight-complex="bold"/>
    </style:style>
    <style:style style:name="T19" style:family="text">
      <style:text-properties officeooo:rsid="000b4611"/>
    </style:style>
    <style:style style:name="T20" style:family="text">
      <style:text-properties officeooo:rsid="000c1fc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aae17" style:font-weight-asian="bold" style:font-weight-complex="bold"/>
    </style:style>
    <style:style style:name="T23" style:family="text">
      <style:text-properties fo:font-weight="bold" officeooo:rsid="0021d810" style:font-weight-asian="bold" style:font-weight-complex="bold"/>
    </style:style>
    <style:style style:name="T24" style:family="text">
      <style:text-properties fo:font-weight="bold" officeooo:rsid="000c1fcd" style:font-weight-asian="bold" style:font-weight-complex="bold"/>
    </style:style>
    <style:style style:name="T25" style:family="text">
      <style:text-properties fo:font-weight="bold" officeooo:rsid="000b4611" style:font-weight-asian="bold" style:font-weight-complex="bold"/>
    </style:style>
    <style:style style:name="T26" style:family="text">
      <style:text-properties fo:font-weight="bold" officeooo:rsid="0040778f" style:font-weight-asian="bold" style:font-weight-complex="bold"/>
    </style:style>
    <style:style style:name="T27" style:family="text">
      <style:text-properties fo:font-weight="bold" officeooo:rsid="003eaed2" style:font-weight-asian="bold" style:font-weight-complex="bold"/>
    </style:style>
    <style:style style:name="T28" style:family="text">
      <style:text-properties fo:font-weight="bold" officeooo:rsid="00429058" style:font-weight-asian="bold" style:font-weight-complex="bold"/>
    </style:style>
    <style:style style:name="T29" style:family="text">
      <style:text-properties fo:font-weight="bold" officeooo:rsid="0043913f" style:font-weight-asian="bold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0aae17" style:font-style-asian="italic" style:font-style-complex="italic"/>
    </style:style>
    <style:style style:name="T32" style:family="text">
      <style:text-properties fo:font-style="italic" officeooo:rsid="000e4044" style:font-style-asian="italic" style:font-style-complex="italic"/>
    </style:style>
    <style:style style:name="T33" style:family="text">
      <style:text-properties fo:font-style="italic" officeooo:rsid="000b4611" style:font-style-asian="italic" style:font-style-complex="italic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0aae17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0b4611" style:font-style-asian="italic" style:font-weight-asian="bold" style:font-style-complex="italic" style:font-weight-complex="bold"/>
    </style:style>
    <style:style style:name="T37" style:family="text">
      <style:text-properties style:font-name="Courier" fo:font-weight="bold" officeooo:rsid="003eaed2" style:font-weight-asian="bold" style:font-weight-complex="bold"/>
    </style:style>
    <style:style style:name="T38" style:family="text">
      <style:text-properties style:font-name="Arial1" fo:font-weight="bold" style:font-weight-asian="bold" style:font-weight-complex="bold"/>
    </style:style>
    <style:style style:name="T39" style:family="text">
      <style:text-properties style:font-name="Arial1" fo:font-weight="bold" officeooo:rsid="003eaed2" style:font-weight-asian="bold" style:font-weight-complex="bold"/>
    </style:style>
    <style:style style:name="T40" style:family="text">
      <style:text-properties style:font-name="Arial1" fo:font-size="10pt" fo:font-weight="bold" officeooo:rsid="000c1fcd" style:font-size-asian="10pt" style:font-weight-asian="bold" style:font-name-complex="Arial" style:font-size-complex="10pt" style:font-weight-complex="bold"/>
    </style:style>
    <style:style style:name="T41" style:family="text">
      <style:text-properties style:font-name="Arial1" fo:font-size="10pt" fo:language="en" fo:country="US" fo:font-weight="bold" officeooo:rsid="004be37f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42" style:family="text">
      <style:text-properties style:font-name="Arial1" fo:font-size="10pt" fo:language="en" fo:country="US" fo:font-weight="bold" officeooo:rsid="000c1fcd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0aae17" style:font-weight-asian="normal" style:font-weight-complex="normal"/>
    </style:style>
    <style:style style:name="T45" style:family="text">
      <style:text-properties fo:font-weight="normal" officeooo:rsid="0010c6db" style:font-weight-asian="normal" style:font-weight-complex="normal"/>
    </style:style>
    <style:style style:name="T46" style:family="text">
      <style:text-properties fo:font-weight="normal" officeooo:rsid="000d2828" style:font-weight-asian="normal" style:font-weight-complex="normal"/>
    </style:style>
    <style:style style:name="T47" style:family="text">
      <style:text-properties fo:font-weight="normal" officeooo:rsid="001624dc" style:font-weight-asian="normal" style:font-weight-complex="normal"/>
    </style:style>
    <style:style style:name="T48" style:family="text">
      <style:text-properties fo:font-weight="normal" officeooo:rsid="002e38a0" style:font-weight-asian="normal" style:font-weight-complex="normal"/>
    </style:style>
    <style:style style:name="T49" style:family="text">
      <style:text-properties fo:font-weight="normal" officeooo:rsid="003a5f94" style:font-weight-asian="normal" style:font-weight-complex="normal"/>
    </style:style>
    <style:style style:name="T50" style:family="text">
      <style:text-properties fo:font-weight="normal" officeooo:rsid="003b851e" style:font-weight-asian="normal" style:font-weight-complex="normal"/>
    </style:style>
    <style:style style:name="T51" style:family="text">
      <style:text-properties officeooo:rsid="00275ba7"/>
    </style:style>
    <style:style style:name="T52" style:family="text">
      <style:text-properties officeooo:rsid="00355c20"/>
    </style:style>
    <style:style style:name="T53" style:family="text">
      <style:text-properties officeooo:rsid="003eaed2"/>
    </style:style>
    <style:style style:name="T54" style:family="text">
      <style:text-properties officeooo:rsid="0043913f"/>
    </style:style>
    <style:style style:name="T55" style:family="text">
      <style:text-properties officeooo:rsid="000e4044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0aae17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0b4611" style:font-style-asian="normal" style:font-weight-asian="bold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Harald Nordgren</text:p>
      <text:p text:style-name="P8"/>
      <text:p text:style-name="P8">Magistratsvägen 55D</text:p>
      <text:p text:style-name="P9"><text:span text:style-name="T15">226</text:span> <text:span text:style-name="T15">44</text:span> <text:span text:style-name="T20">Lund</text:span></text:p>
      <text:p text:style-name="P1"/>
      <text:p text:style-name="P15"><text:span text:style-name="T14">haraldnordgren@gmail.com</text:span></text:p>
      <text:p text:style-name="P15"><text:span text:style-name="T1">0</text:span><text:span text:style-name="T2">70</text:span><text:span text:style-name="T3">3</text:span><text:span text:style-name="T4"> – </text:span><text:span text:style-name="T5">16 </text:span><text:span text:style-name="T2">89 08</text:span></text:p>
      <text:p text:style-name="P1"/>
      <text:p text:style-name="P1"/>
      <text:p text:style-name="P11">Utbildning</text:p>
      <text:p text:style-name="P1"/>
      <text:p text:style-name="P20">aug 200<text:span text:style-name="T15">9</text:span> – <text:span text:style-name="T19">nu<text:tab/><text:tab/><text:tab/><text:tab/><text:tab/><text:tab/>Civilingenjör i Datateknik</text:span> <text:span text:style-name="T54">(300</text:span> <text:span text:style-name="T15">h</text:span>p<text:span text:style-name="T54">)</text:span></text:p>
      <text:p text:style-name="P20"><text:span text:style-name="T15"><text:tab/><text:tab/><text:tab/><text:tab/><text:tab/><text:tab/><text:tab/>Lunds</text:span> Tekniska Högskola <text:span text:style-name="T55">(LTH)</text:span></text:p>
      <text:p text:style-name="P28"><text:span text:style-name="T44"><text:tab/></text:span><text:span text:style-name="T25"><text:tab/></text:span><text:span text:style-name="T44"><text:tab/><text:tab/>Specialisering </text:span><text:span text:style-name="T45">p</text:span><text:span text:style-name="T44">rogramvara</text:span></text:p>
      <text:p text:style-name="P29"><text:span text:style-name="T46"><text:tab/></text:span><text:span text:style-name="T25"><text:tab/></text:span><text:span text:style-name="T46"><text:tab/><text:tab/>Termin </text:span><text:span text:style-name="T49">9</text:span><text:span text:style-name="T43">, </text:span><text:span text:style-name="T47">e</text:span><text:span text:style-name="T43">xamen planerad </text:span><text:span text:style-name="T50">mars</text:span><text:span text:style-name="T43"> 201</text:span><text:span text:style-name="T48">6</text:span></text:p>
      <text:p text:style-name="P30"/>
      <text:p text:style-name="P26"><text:span text:style-name="T6">aug 20</text:span><text:span text:style-name="T7">13</text:span><text:span text:style-name="T6"> – </text:span><text:span text:style-name="T7">maj 2014<text:tab/><text:tab/></text:span><text:span text:style-name="T8"><text:tab/></text:span><text:span text:style-name="T7"><text:tab/><text:tab/>Utbytesstudier</text:span></text:p>
      <text:p text:style-name="P27"><text:span text:style-name="T7"><text:tab/><text:tab/><text:tab/><text:tab/><text:tab/><text:tab/><text:tab/></text:span><text:span text:style-name="T41">College of Engineering, </text:span><text:span text:style-name="T42">University of Illinois</text:span></text:p>
      <text:p text:style-name="P27"><text:span text:style-name="T40"><text:tab/><text:tab/><text:tab/><text:tab/><text:tab/><text:tab/><text:tab/></text:span><text:span text:style-name="T7">Urbana</text:span><text:span text:style-name="T18">–</text:span><text:span text:style-name="T7">Champaign, I</text:span><text:span text:style-name="T9">llinois</text:span><text:span text:style-name="T7">, USA</text:span></text:p>
      <text:p text:style-name="P19"/>
      <text:p text:style-name="P21">sep 2012 – jun 2013<text:tab/><text:tab/><text:tab/><text:tab/><text:tab/>Filmvetenskap 60 hp,</text:p>
      <text:p text:style-name="P21"><text:tab/><text:tab/><text:tab/><text:tab/><text:tab/><text:tab/><text:tab/>Lunds universitet</text:p>
      <text:p text:style-name="P22"/>
      <text:p text:style-name="P22"><text:span text:style-name="T21">aug </text:span><text:span text:style-name="T22">2006</text:span><text:span text:style-name="T21"> – jun </text:span><text:span text:style-name="T22">2009</text:span><text:span text:style-name="T21"><text:tab/><text:tab/></text:span><text:span text:style-name="T25"><text:tab/></text:span><text:span text:style-name="T21"><text:tab/><text:tab/></text:span><text:span text:style-name="T22">Natur</text:span><text:span text:style-name="T21">vetenskapligt program,</text:span></text:p>
      <text:p text:style-name="P7"><text:span text:style-name="T57"><text:tab/><text:tab/><text:tab/><text:tab/><text:tab/></text:span><text:span text:style-name="T58"><text:tab/></text:span><text:span text:style-name="T57"><text:tab/>Heleneholms</text:span><text:span text:style-name="T56">gymnasiet</text:span><text:span text:style-name="T34">, </text:span><text:span text:style-name="T35">Malmö</text:span></text:p>
      <text:p text:style-name="P6"/>
      <text:p text:style-name="P6"/>
      <text:p text:style-name="P6"/>
      <text:p text:style-name="P13">Programspråk</text:p>
      <text:p text:style-name="P3"/>
      <text:p text:style-name="P16"><text:span text:style-name="T38">Goda kunskaper<text:tab/><text:tab/><text:tab/><text:tab/><text:tab/></text:span><text:span text:style-name="T21">Jav</text:span><text:span text:style-name="T26">a, Linux (ssh, git, </text:span><text:span text:style-name="T29">vim</text:span><text:span text:style-name="T26">)</text:span></text:p>
      <text:p text:style-name="P17"/>
      <text:p text:style-name="P17"><text:span text:style-name="T39">Grundläggande färdigheter<text:tab/><text:tab/><text:tab/><text:tab/></text:span><text:span text:style-name="T27">C++, C, Haskell, </text:span><text:span text:style-name="T29">Bash, </text:span><text:span text:style-name="T27">Maple, </text:span><text:span text:style-name="T26">Matlab</text:span></text:p>
      <text:p text:style-name="P10"/>
      <text:p text:style-name="P10"><text:span text:style-name="T29">Vissa</text:span><text:span text:style-name="T27"> kunskaper</text:span><text:span text:style-name="T53"><text:tab/><text:tab/><text:tab/><text:tab/><text:tab/></text:span><text:span text:style-name="T37">Assembler, Perl</text:span></text:p>
      <text:p text:style-name="P10"/>
      <text:p text:style-name="P25"/>
      <text:p text:style-name="P14">Språk</text:p>
      <text:p text:style-name="P2"/>
      <text:p text:style-name="P7"><text:span text:style-name="T21">Svenska</text:span><text:tab/><text:span text:style-name="T25"><text:tab/></text:span><text:tab/><text:span text:style-name="T24"><text:tab/></text:span><text:tab/><text:tab/><text:span text:style-name="T23">M</text:span><text:span text:style-name="T21">odersmål</text:span></text:p>
      <text:p text:style-name="P2"/>
      <text:p text:style-name="P7"><text:span text:style-name="T21">Engelska</text:span><text:tab/><text:span text:style-name="T25"><text:tab/><text:tab/></text:span><text:tab/><text:tab/><text:span text:style-name="T24"><text:tab/></text:span><text:span text:style-name="T23">M</text:span><text:span text:style-name="T21">ycket goda kunskaper i tal och skrift</text:span></text:p>
      <text:p text:style-name="P24"><text:tab/><text:tab/><text:tab/><text:span text:style-name="T25"><text:tab/><text:tab/></text:span><text:tab/><text:span text:style-name="T21"><text:tab/></text:span><text:span text:style-name="T51">Jag studerade i USA under ett år och bodde</text:span></text:p>
      <text:p text:style-name="P24"><text:span text:style-name="T51"><text:tab/><text:tab/><text:tab/><text:tab/><text:tab/><text:tab/><text:tab/>med amerikaner.</text:span></text:p>
      <text:p text:style-name="P6"/>
      <text:p text:style-name="P12">Betyg</text:p>
      <text:p text:style-name="P4"/>
      <text:p text:style-name="P5"><text:span text:style-name="T54">LTH-b</text:span>etygssnitt <text:span text:style-name="T21">4,6 av 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" svg:font-family="Courier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sv" fo:country="S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sv" fo:country="SE" style:letter-kerning="true" style:font-name-asian="DejaVu Sans" style:font-family-asian="'DejaVu Sans'" style:font-pitch-asian="variable" style:font-size-asian="12pt" style:language-asian="zxx" style:country-asian="none" style:font-name-complex="Arial" style:font-family-complex="Arial" style:font-family-generic-complex="swiss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bsatz-Standardschriftart" style:family="text"/>
    <style:style style:name="WW-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Holdt</meta:initial-creator>
    <meta:creation-date>2009-11-15T21:02:26</meta:creation-date>
    <meta:editing-duration>P24DT1H24M54S</meta:editing-duration>
    <dc:date>2015-03-25T21:43:32.482143477</dc:date>
    <meta:generator>LibreOffice/4.2.7.2$Linux_X86_64 LibreOffice_project/420m0$Build-2</meta:generator>
    <meta:editing-cycles>49</meta:editing-cycles>
    <meta:document-statistic meta:table-count="0" meta:image-count="0" meta:object-count="0" meta:page-count="1" meta:paragraph-count="28" meta:word-count="112" meta:character-count="872" meta:non-whitespace-character-count="689"/>
  </office:meta>
</office:document-meta>
</file>